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37e1f" officeooo:paragraph-rsid="00137e1f" style:font-size-asian="10.5pt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officeooo:paragraph-rsid="00157d2b"/>
    </style:style>
    <style:style style:name="P4" style:family="paragraph" style:parent-style-name="Text_20_body">
      <style:text-properties fo:language="en" fo:country="US" officeooo:rsid="0018b324" officeooo:paragraph-rsid="001d78d3"/>
    </style:style>
    <style:style style:name="P5" style:family="paragraph" style:parent-style-name="Text_20_body">
      <style:text-properties fo:language="en" fo:country="US" officeooo:rsid="0018b324" officeooo:paragraph-rsid="004a0c1f"/>
    </style:style>
    <style:style style:name="P6" style:family="paragraph" style:parent-style-name="Text_20_body">
      <style:text-properties fo:language="en" fo:country="US" officeooo:rsid="001d78d3" officeooo:paragraph-rsid="003110db"/>
    </style:style>
    <style:style style:name="P7" style:family="paragraph" style:parent-style-name="Text_20_body">
      <style:text-properties fo:language="en" fo:country="US" officeooo:rsid="001d78d3" officeooo:paragraph-rsid="0031fb65"/>
    </style:style>
    <style:style style:name="P8" style:family="paragraph" style:parent-style-name="Text_20_body">
      <style:text-properties fo:language="en" fo:country="US" officeooo:rsid="001ed471" officeooo:paragraph-rsid="0027f0a2"/>
    </style:style>
    <style:style style:name="P9" style:family="paragraph" style:parent-style-name="Text_20_body">
      <style:text-properties fo:language="en" fo:country="US" officeooo:rsid="001f9594" officeooo:paragraph-rsid="001f9594"/>
    </style:style>
    <style:style style:name="P10" style:family="paragraph" style:parent-style-name="Text_20_body">
      <style:text-properties fo:language="en" fo:country="US" officeooo:rsid="001f9594" officeooo:paragraph-rsid="0042534d"/>
    </style:style>
    <style:style style:name="P11" style:family="paragraph" style:parent-style-name="Text_20_body">
      <style:text-properties fo:language="en" fo:country="US" officeooo:rsid="00217aee" officeooo:paragraph-rsid="00217aee"/>
    </style:style>
    <style:style style:name="P12" style:family="paragraph" style:parent-style-name="Text_20_body">
      <style:text-properties fo:language="en" fo:country="US" officeooo:paragraph-rsid="002486a7"/>
    </style:style>
    <style:style style:name="P13" style:family="paragraph" style:parent-style-name="Text_20_body">
      <style:text-properties fo:language="en" fo:country="US" officeooo:rsid="002a7db3" officeooo:paragraph-rsid="00362108"/>
    </style:style>
    <style:style style:name="P14" style:family="paragraph" style:parent-style-name="Text_20_body">
      <style:text-properties fo:language="en" fo:country="US" officeooo:rsid="002d086c" officeooo:paragraph-rsid="002d086c"/>
    </style:style>
    <style:style style:name="P15" style:family="paragraph" style:parent-style-name="Text_20_body">
      <style:text-properties fo:language="en" fo:country="US" officeooo:rsid="002e5777" officeooo:paragraph-rsid="002e5777"/>
    </style:style>
    <style:style style:name="P16" style:family="paragraph" style:parent-style-name="Text_20_body">
      <style:text-properties fo:language="en" fo:country="US" officeooo:rsid="004a0c1f" officeooo:paragraph-rsid="004a0c1f"/>
    </style:style>
    <style:style style:name="P17" style:family="paragraph" style:parent-style-name="Text_20_body">
      <style:text-properties fo:language="en" fo:country="US" officeooo:rsid="004a0c1f" officeooo:paragraph-rsid="004b44d0"/>
    </style:style>
    <style:style style:name="P18" style:family="paragraph" style:parent-style-name="Text_20_body">
      <style:text-properties fo:language="en" fo:country="US" officeooo:rsid="004a0c1f" officeooo:paragraph-rsid="005258ce"/>
    </style:style>
    <style:style style:name="P19" style:family="paragraph" style:parent-style-name="Heading_20_1">
      <style:text-properties fo:font-size="12pt" fo:language="en" fo:country="US" style:font-size-asian="12pt" style:font-size-complex="12pt"/>
    </style:style>
    <style:style style:name="P20" style:family="paragraph" style:parent-style-name="Heading_20_1">
      <style:text-properties fo:font-size="12pt" fo:language="en" fo:country="US" officeooo:rsid="00122f95" officeooo:paragraph-rsid="00107a42" style:font-size-asian="12pt" style:font-size-complex="12pt"/>
    </style:style>
    <style:style style:name="T1" style:family="text">
      <style:text-properties officeooo:rsid="00157d2b"/>
    </style:style>
    <style:style style:name="T2" style:family="text">
      <style:text-properties officeooo:rsid="001ed471"/>
    </style:style>
    <style:style style:name="T3" style:family="text">
      <style:text-properties officeooo:rsid="001f9594"/>
    </style:style>
    <style:style style:name="T4" style:family="text">
      <style:text-properties officeooo:rsid="00217aee"/>
    </style:style>
    <style:style style:name="T5" style:family="text">
      <style:text-properties officeooo:rsid="002749f2"/>
    </style:style>
    <style:style style:name="T6" style:family="text">
      <style:text-properties officeooo:rsid="0027f0a2"/>
    </style:style>
    <style:style style:name="T7" style:family="text">
      <style:text-properties officeooo:rsid="002837ab"/>
    </style:style>
    <style:style style:name="T8" style:family="text">
      <style:text-properties officeooo:rsid="0028de70"/>
    </style:style>
    <style:style style:name="T9" style:family="text">
      <style:text-properties officeooo:rsid="002e5777"/>
    </style:style>
    <style:style style:name="T10" style:family="text">
      <style:text-properties officeooo:rsid="003110db"/>
    </style:style>
    <style:style style:name="T11" style:family="text">
      <style:text-properties officeooo:rsid="0031fb65"/>
    </style:style>
    <style:style style:name="T12" style:family="text">
      <style:text-properties officeooo:rsid="0033e62c"/>
    </style:style>
    <style:style style:name="T13" style:family="text">
      <style:text-properties officeooo:rsid="00350357"/>
    </style:style>
    <style:style style:name="T14" style:family="text">
      <style:text-properties officeooo:rsid="0035488e"/>
    </style:style>
    <style:style style:name="T15" style:family="text">
      <style:text-properties officeooo:rsid="00362108"/>
    </style:style>
    <style:style style:name="T16" style:family="text">
      <style:text-properties officeooo:rsid="0037d117"/>
    </style:style>
    <style:style style:name="T17" style:family="text">
      <style:text-properties officeooo:rsid="0038d9be"/>
    </style:style>
    <style:style style:name="T18" style:family="text">
      <style:text-properties officeooo:rsid="0042534d"/>
    </style:style>
    <style:style style:name="T19" style:family="text">
      <style:text-properties officeooo:rsid="0042a330"/>
    </style:style>
    <style:style style:name="T20" style:family="text">
      <style:text-properties officeooo:rsid="00446c13"/>
    </style:style>
    <style:style style:name="T21" style:family="text">
      <style:text-properties officeooo:rsid="00466c51"/>
    </style:style>
    <style:style style:name="T22" style:family="text">
      <style:text-properties officeooo:rsid="0047fdee"/>
    </style:style>
    <style:style style:name="T23" style:family="text">
      <style:text-properties officeooo:rsid="004a0c1f"/>
    </style:style>
    <style:style style:name="T24" style:family="text">
      <style:text-properties officeooo:rsid="004b44d0"/>
    </style:style>
    <style:style style:name="T25" style:family="text">
      <style:text-properties officeooo:rsid="004c04ab"/>
    </style:style>
    <style:style style:name="T26" style:family="text">
      <style:text-properties officeooo:rsid="004f043b"/>
    </style:style>
    <style:style style:name="T27" style:family="text">
      <style:text-properties officeooo:rsid="004f63a6"/>
    </style:style>
    <style:style style:name="T28" style:family="text">
      <style:text-properties officeooo:rsid="005258ce"/>
    </style:style>
    <style:style style:name="T29" style:family="text">
      <style:text-properties officeooo:rsid="005477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Résumé de la thèse en français</text:h>
      <text:p text:style-name="P2">Le nombre de caractères ne doit pas être supérieur à 4000. <text:line-break/>Les résumés français et anglais doivent tenir tous deux en 4ème de couverture de votre manuscrit, et les résumés déposés ici doivent être identiques à ceux du manuscrit.</text:p>
      <text:p text:style-name="P2"/>
      <text:p text:style-name="P2"/>
      <text:p text:style-name="P2"/>
      <text:h text:style-name="P19" text:outline-level="1">Résumé de la thèse en anglais</text:h>
      <text:p text:style-name="P2">Le nombre de caractères ne doit pas être supérieur à 4000. <text:line-break/>Les résumés français et anglais doivent tenir tous deux en 4ème de couverture de votre manuscrit, et les résumés déposés ici doivent être identiques à ceux du manuscrit.</text:p>
      <text:p text:style-name="P2"/>
      <text:p text:style-name="P4">Almost all <text:span text:style-name="T5">the </text:span>surfaces <text:span text:style-name="T18">existing </text:span>in Nature are not at all smooth, they pre<text:span text:style-name="T18">s</text:span>ent <text:span text:style-name="T5">a </text:span>more or less regular arrangement of <text:span text:style-name="T10">rugosities</text:span> <text:span text:style-name="T10">and/or solid structures </text:span>at various length scales.</text:p>
      <text:p text:style-name="P6">The effectiveness of these surfaces in increasing the aerodynamic performances (drag reduction, lift <text:span text:style-name="T2">enhancement</text:span>, separation control…) has been proved in numerous case<text:span text:style-name="T10">s</text:span> <text:span text:style-name="T10">such as boundary layers and bluff bodies.</text:span></text:p>
      <text:p text:style-name="P7">The microscopic <text:span text:style-name="T5">computation </text:span>of <text:span text:style-name="T2">the flow around such multi-scale surfaces is practically unfeasible, so the ideas that we want to exploit in this work is to find a way to model the apparent slip over this surfaces (modeled as porous layers) using the Volume-Average theory Whitaker [52].</text:span></text:p>
      <text:p text:style-name="P7"><text:span text:style-name="T11">This mathematical method allows to average out the details of the micro-scale structures or such surfaces and still have a good description of the phenomenon involved.</text:span></text:p>
      <text:p text:style-name="P8">The first chapter <text:span text:style-name="T11">of this manuscript </text:span>give<text:span text:style-name="T18">s</text:span> a panoramic of the previous efforts in the modelization of such surfaces, and <text:span text:style-name="T11">present the main indication that we can extract from the results in literature.</text:span></text:p>
      <text:p text:style-name="P8"><text:span text:style-name="T6">T</text:span>he second chapter present<text:span text:style-name="T18">s</text:span> the mathematical derivation of the Volume-Averaged Navier-Stokes equation for a flow over and through a porous medium saturated by a fluid.</text:p>
      <text:p text:style-name="P9"><text:span text:style-name="T6">In t</text:span>he third chapter we study the stability of the flow over the interface of a free fluid and a porous media, made of an array of rigid cylindrical pillars.</text:p>
      <text:p text:style-name="P10">The presence of such porous layer has been treated adding a drag term <text:span text:style-name="T11">in</text:span> the fluid equation<text:span text:style-name="T11">s. <text:line-break/>We show that</text:span> this term reduces the amplification factor of the Kelvin-Helmholtz instability throughout the whole range of wave-numbers and increases <text:span text:style-name="T11">slight</text:span>ly the wavelength of the fastest growing mode.</text:p>
      <text:p text:style-name="P9"><text:span text:style-name="T6">In the same context </text:span>we have <text:span text:style-name="T12">computed</text:span> the difference between the isotropic drag model and the tensorial approach <text:span text:style-name="T6">for the drag term</text:span>, <text:span text:style-name="T19">in order</text:span> to <text:span text:style-name="T6">understand</text:span> which is the most robust approach for stability computations; <text:span text:style-name="T7">concluding that the tensorial approach, that use the apparent permeability tensor, is the best choice.</text:span></text:p>
      <text:p text:style-name="P12"><text:soft-page-break/><text:span text:style-name="T7">Based on this result, i</text:span>n <text:span text:style-name="T3">chapter four</text:span> we <text:span text:style-name="T7">have </text:span>compute<text:span text:style-name="T7">d</text:span> numerically the apparent permeability tensor for a 3D porous medium constituted by rigid cylinder, <text:span text:style-name="T7">by means of the closure problems arising from the VANS equations</text:span>. Such a tensor varies with the Reynolds number, the mean pressure gradient orientation and the porosity. A database <text:span text:style-name="T20">has been created to</text:span> explor<text:span text:style-name="T20">e</text:span> the space of the above parameters. <text:span text:style-name="T13">T</text:span>he two Euler angles that define the mean pressure gradient <text:span text:style-name="T13">are</text:span> <text:span text:style-name="T14">included in order</text:span> to <text:span text:style-name="T13">well </text:span>captur<text:span text:style-name="T13">e </text:span>possible 3D effects. Based on the database, a kriging interpolation metamodel is used to obtain an estimate of all the tensor components for any input parameters. </text:p>
      <text:p text:style-name="P12"><text:span text:style-name="T4">In the last chapter we show some</text:span> results based on the metamodel; the use of such a reduced order model together with a numerical code based on the <text:span text:style-name="T8">VANS </text:span>equations at the macroscopic scale permit<text:span text:style-name="T20">s</text:span> to maintain the computational times within reasonable levels.</text:p>
      <text:p text:style-name="P13"><text:span text:style-name="T15">To validate the</text:span> macroscopic description <text:span text:style-name="T15">we compare the VANS computation, of a</text:span> closed cavity <text:span text:style-name="T15">flow with a porous bottom layer</text:span>, <text:span text:style-name="T15">against</text:span> the <text:span text:style-name="T15">DNS results </text:span>homogenized a posteriori. <text:span text:style-name="T15">The comparison shows</text:span> that there is a good agreemen<text:span text:style-name="T15">t between the two models.</text:span></text:p>
      <text:p text:style-name="P14"><text:span text:style-name="T17">Using </text:span>the same <text:span text:style-name="T16">macroscopic-description</text:span> we further exploit the possibility of us<text:span text:style-name="T21">ing</text:span> th<text:span text:style-name="T17">e VANS </text:span>model in order to compute the <text:span text:style-name="T9">effectiveness</text:span> of such porous layer to passively control flow separation in <text:span text:style-name="T9">some classical geometry.</text:span></text:p>
      <text:p text:style-name="P15">The last chapter include<text:span text:style-name="T22">s</text:span> the main conclusion of the work and the possible research direction to further develop the topic.</text:p>
      <text:p text:style-name="P11"/>
      <text:p text:style-name="P2"/>
      <text:p text:style-name="P2"/>
      <text:h text:style-name="P19" text:outline-level="1">Résumé de thèse vulgarisé pour le grand public en français</text:h>
      <text:p text:style-name="P3">1000 caractères maximum !<text:line-break/></text:p>
      <text:p text:style-name="P2"/>
      <text:h text:style-name="P19" text:outline-level="1">Résumé de thèse vulgarisé pour le grand public en anglais</text:h>
      <text:p text:style-name="P2">1000 caractères maximum !</text:p>
      <text:p text:style-name="P16">Our perception of the aerodynamic performance of fast object<text:span text:style-name="T29">s</text:span>, such as cars or airplanes, let us think that in order to be fast the surfaces of such vehicles should be as smooth as possible.</text:p>
      <text:p text:style-name="P5"><text:span text:style-name="T26">On the contrary most of the </text:span>surfaces <text:span text:style-name="T18">existing </text:span>in Nature are not at all smooth, <text:span text:style-name="T28">instead they present some rugosities and/or movable structures such as the famous shark scales or the birds feathers.</text:span></text:p>
      <text:p text:style-name="P18">In this work we<text:span text:style-name="T27"> study if this idea can be used on the surface of cars or airplanes; so we want to understand if the application of such movable structure can increase their performances.</text:span></text:p>
      <text:p text:style-name="P17"><text:span text:style-name="T24">We concentrate ourselves on porous </text:span>surfaces made by cylindric fibrous pillars <text:span text:style-name="T24">to </text:span>study the fluid mechanism <text:span text:style-name="T25">around them.</text:span></text:p>
      <text:p text:style-name="P16"><text:soft-page-break/><text:span text:style-name="T27">In this thesis, we</text:span> develop a mathematical model that can be used to make prediction of the fluid dynamic phenomena that involves the interaction of such fibrous pillars with the external free flow, <text:span text:style-name="T27">and so predict the aerodynamic performance of such natural surfaces.</text:span></text:p>
      <text:p text:style-name="P1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6:36:00.694980199</meta:creation-date>
    <dc:date>2017-11-12T18:07:09.432050242</dc:date>
    <meta:editing-duration>PT2H25M34S</meta:editing-duration>
    <meta:editing-cycles>53</meta:editing-cycles>
    <meta:generator>LibreOffice/5.1.6.2$Linux_X86_64 LibreOffice_project/10m0$Build-2</meta:generator>
    <meta:document-statistic meta:table-count="0" meta:image-count="0" meta:object-count="0" meta:page-count="3" meta:paragraph-count="27" meta:word-count="838" meta:character-count="5127" meta:non-whitespace-character-count="4311"/>
  </office:meta>
</office:document-meta>
</file>